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1 年 7 月 份" calcext:value-type="string">
              <text:p><text:s text:c="7"/>中 華 民 國 101 年 7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6625" calcext:value-type="float">
            <text:p><text:s text:c="3"/>6,625 </text:p>
          </table:table-cell>
          <table:table-cell table:style-name="ce23" office:value-type="float" office:value="0.28" calcext:value-type="float">
            <text:p><text:s text:c="3"/>0.28 </text:p>
          </table:table-cell>
          <table:table-cell table:style-name="ce23" office:value-type="float" office:value="3.36" calcext:value-type="float">
            <text:p><text:s text:c="3"/>3.36 </text:p>
          </table:table-cell>
          <table:table-cell table:style-name="ce27" office:value-type="float" office:value="3321" calcext:value-type="float">
            <text:p><text:s text:c="3"/>3,321 </text:p>
          </table:table-cell>
          <table:table-cell table:style-name="ce23" office:value-type="float" office:value="0.14" calcext:value-type="float">
            <text:p><text:s text:c="3"/>0.14 </text:p>
          </table:table-cell>
          <table:table-cell table:style-name="ce23" office:value-type="float" office:value="1.69" calcext:value-type="float">
            <text:p><text:s text:c="3"/>1.69 </text:p>
          </table:table-cell>
          <table:table-cell table:style-name="ce27" office:value-type="float" office:value="16897" calcext:value-type="float">
            <text:p><text:s text:c="3"/>16,897 </text:p>
          </table:table-cell>
          <table:table-cell table:style-name="ce23" office:value-type="float" office:value="0.73" calcext:value-type="float">
            <text:p><text:s text:c="3"/>0.73 </text:p>
          </table:table-cell>
          <table:table-cell table:style-name="ce23" office:value-type="float" office:value="8.57" calcext:value-type="float">
            <text:p><text:s text:c="3"/>8.57 </text:p>
          </table:table-cell>
          <table:table-cell table:style-name="ce27" office:value-type="float" office:value="13576" calcext:value-type="float">
            <text:p><text:s text:c="3"/>13,576 </text:p>
          </table:table-cell>
          <table:table-cell table:style-name="ce23" office:value-type="float" office:value="0.58" calcext:value-type="float">
            <text:p><text:s text:c="3"/>0.58 </text:p>
          </table:table-cell>
          <table:table-cell table:style-name="ce23" office:value-type="float" office:value="6.89" calcext:value-type="float">
            <text:p><text:s text:c="3"/>6.89 </text:p>
          </table:table-cell>
          <table:table-cell table:style-name="ce27" office:value-type="float" office:value="12306" calcext:value-type="float">
            <text:p><text:s text:c="3"/>12,306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24" calcext:value-type="float">
            <text:p><text:s text:c="3"/>6.24 </text:p>
          </table:table-cell>
          <table:table-cell table:style-name="ce27" office:value-type="float" office:value="5189" calcext:value-type="float">
            <text:p><text:s text:c="3"/>5,189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63" calcext:value-type="float">
            <text:p><text:s text:c="3"/>2.63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2230" calcext:value-type="float">
            <text:p><text:s text:c="3"/>2,230 </text:p>
          </table:table-cell>
          <table:table-cell table:style-name="ce23" office:value-type="float" office:value="0.57" calcext:value-type="float">
            <text:p><text:s text:c="3"/>0.57 </text:p>
          </table:table-cell>
          <table:table-cell table:style-name="ce23" office:value-type="float" office:value="6.71" calcext:value-type="float">
            <text:p><text:s text:c="3"/>6.71 </text:p>
          </table:table-cell>
          <table:table-cell table:style-name="ce27" office:value-type="float" office:value="1170" calcext:value-type="float">
            <text:p><text:s text:c="3"/>1,170 </text:p>
          </table:table-cell>
          <table:table-cell table:style-name="ce23" office:value-type="float" office:value="0.3" calcext:value-type="float">
            <text:p><text:s text:c="3"/>0.30 </text:p>
          </table:table-cell>
          <table:table-cell table:style-name="ce23" office:value-type="float" office:value="3.52" calcext:value-type="float">
            <text:p><text:s text:c="3"/>3.52 </text:p>
          </table:table-cell>
          <table:table-cell table:style-name="ce27" office:value-type="float" office:value="3028" calcext:value-type="float">
            <text:p><text:s text:c="3"/>3,028 </text:p>
          </table:table-cell>
          <table:table-cell table:style-name="ce23" office:value-type="float" office:value="0.77" calcext:value-type="float">
            <text:p><text:s text:c="3"/>0.77 </text:p>
          </table:table-cell>
          <table:table-cell table:style-name="ce23" office:value-type="float" office:value="9.1" calcext:value-type="float">
            <text:p><text:s text:c="3"/>9.10 </text:p>
          </table:table-cell>
          <table:table-cell table:style-name="ce27" office:value-type="float" office:value="1858" calcext:value-type="float">
            <text:p><text:s text:c="3"/>1,858 </text:p>
          </table:table-cell>
          <table:table-cell table:style-name="ce23" office:value-type="float" office:value="0.47" calcext:value-type="float">
            <text:p><text:s text:c="3"/>0.47 </text:p>
          </table:table-cell>
          <table:table-cell table:style-name="ce23" office:value-type="float" office:value="5.59" calcext:value-type="float">
            <text:p><text:s text:c="3"/>5.59 </text:p>
          </table:table-cell>
          <table:table-cell table:style-name="ce27" office:value-type="float" office:value="2423" calcext:value-type="float">
            <text:p><text:s text:c="3"/>2,423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28" calcext:value-type="float">
            <text:p><text:s text:c="3"/>7.28 </text:p>
          </table:table-cell>
          <table:table-cell table:style-name="ce27" office:value-type="float" office:value="984" calcext:value-type="float">
            <text:p><text:s text:c="3"/>984 </text:p>
          </table:table-cell>
          <table:table-cell table:style-name="ce23" office:value-type="float" office:value="0.25" calcext:value-type="float">
            <text:p><text:s text:c="3"/>0.25 </text:p>
          </table:table-cell>
          <table:table-cell table:style-name="ce38" office:value-type="float" office:value="2.96" calcext:value-type="float">
            <text:p><text:s text:c="3"/>2.9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224" calcext:value-type="float">
            <text:p><text:s text:c="3"/>1,224 </text:p>
          </table:table-cell>
          <table:table-cell table:style-name="ce23" office:value-type="float" office:value="0.46" calcext:value-type="float">
            <text:p><text:s text:c="3"/>0.46 </text:p>
          </table:table-cell>
          <table:table-cell table:style-name="ce23" office:value-type="float" office:value="5.43" calcext:value-type="float">
            <text:p><text:s text:c="3"/>5.43 </text:p>
          </table:table-cell>
          <table:table-cell table:style-name="ce27" office:value-type="float" office:value="623" calcext:value-type="float">
            <text:p><text:s text:c="3"/>623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23" office:value-type="float" office:value="2.76" calcext:value-type="float">
            <text:p><text:s text:c="3"/>2.76 </text:p>
          </table:table-cell>
          <table:table-cell table:style-name="ce27" office:value-type="float" office:value="2099" calcext:value-type="float">
            <text:p><text:s text:c="3"/>2,099 </text:p>
          </table:table-cell>
          <table:table-cell table:style-name="ce23" office:value-type="float" office:value="0.79" calcext:value-type="float">
            <text:p><text:s text:c="3"/>0.79 </text:p>
          </table:table-cell>
          <table:table-cell table:style-name="ce23" office:value-type="float" office:value="9.3" calcext:value-type="float">
            <text:p><text:s text:c="3"/>9.30 </text:p>
          </table:table-cell>
          <table:table-cell table:style-name="ce27" office:value-type="float" office:value="1476" calcext:value-type="float">
            <text:p><text:s text:c="3"/>1,476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54" calcext:value-type="float">
            <text:p><text:s text:c="3"/>6.54 </text:p>
          </table:table-cell>
          <table:table-cell table:style-name="ce27" office:value-type="float" office:value="1581" calcext:value-type="float">
            <text:p><text:s text:c="3"/>1,581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7.01" calcext:value-type="float">
            <text:p><text:s text:c="3"/>7.01 </text:p>
          </table:table-cell>
          <table:table-cell table:style-name="ce27" office:value-type="float" office:value="566" calcext:value-type="float">
            <text:p><text:s text:c="3"/>566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580" calcext:value-type="float">
            <text:p><text:s text:c="3"/>1,580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6.98" calcext:value-type="float">
            <text:p><text:s text:c="3"/>6.98 </text:p>
          </table:table-cell>
          <table:table-cell table:style-name="ce27" office:value-type="float" office:value="694" calcext:value-type="float">
            <text:p><text:s text:c="3"/>694 </text:p>
          </table:table-cell>
          <table:table-cell table:style-name="ce23" office:value-type="float" office:value="0.26" calcext:value-type="float">
            <text:p><text:s text:c="3"/>0.26 </text:p>
          </table:table-cell>
          <table:table-cell table:style-name="ce23" office:value-type="float" office:value="3.06" calcext:value-type="float">
            <text:p><text:s text:c="3"/>3.06 </text:p>
          </table:table-cell>
          <table:table-cell table:style-name="ce27" office:value-type="float" office:value="2029" calcext:value-type="float">
            <text:p><text:s text:c="3"/>2,029 </text:p>
          </table:table-cell>
          <table:table-cell table:style-name="ce23" office:value-type="float" office:value="0.76" calcext:value-type="float">
            <text:p><text:s text:c="3"/>0.76 </text:p>
          </table:table-cell>
          <table:table-cell table:style-name="ce23" office:value-type="float" office:value="8.95" calcext:value-type="float">
            <text:p><text:s text:c="3"/>8.95 </text:p>
          </table:table-cell>
          <table:table-cell table:style-name="ce27" office:value-type="float" office:value="1335" calcext:value-type="float">
            <text:p><text:s text:c="3"/>1,335 </text:p>
          </table:table-cell>
          <table:table-cell table:style-name="ce23" office:value-type="float" office:value="0.5" calcext:value-type="float">
            <text:p><text:s text:c="3"/>0.50 </text:p>
          </table:table-cell>
          <table:table-cell table:style-name="ce23" office:value-type="float" office:value="5.89" calcext:value-type="float">
            <text:p><text:s text:c="3"/>5.89 </text:p>
          </table:table-cell>
          <table:table-cell table:style-name="ce27" office:value-type="float" office:value="1454" calcext:value-type="float">
            <text:p><text:s text:c="3"/>1,454 </text:p>
          </table:table-cell>
          <table:table-cell table:style-name="ce23" office:value-type="float" office:value="0.54" calcext:value-type="float">
            <text:p><text:s text:c="3"/>0.54 </text:p>
          </table:table-cell>
          <table:table-cell table:style-name="ce23" office:value-type="float" office:value="6.42" calcext:value-type="float">
            <text:p><text:s text:c="3"/>6.42 </text:p>
          </table:table-cell>
          <table:table-cell table:style-name="ce27" office:value-type="float" office:value="639" calcext:value-type="float">
            <text:p><text:s text:c="3"/>639 </text:p>
          </table:table-cell>
          <table:table-cell table:style-name="ce23" office:value-type="float" office:value="0.24" calcext:value-type="float">
            <text:p><text:s text:c="3"/>0.24 </text:p>
          </table:table-cell>
          <table:table-cell table:style-name="ce38" office:value-type="float" office:value="2.82" calcext:value-type="float">
            <text:p><text:s text:c="3"/>2.82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227" calcext:value-type="float">
            <text:p><text:s text:c="3"/>227 </text:p>
          </table:table-cell>
          <table:table-cell table:style-name="ce23" office:value-type="float" office:value="0.12" calcext:value-type="float">
            <text:p><text:s text:c="3"/>0.12 </text:p>
          </table:table-cell>
          <table:table-cell table:style-name="ce23" office:value-type="float" office:value="1.43" calcext:value-type="float">
            <text:p><text:s text:c="3"/>1.43 </text:p>
          </table:table-cell>
          <table:table-cell table:style-name="ce27" office:value-type="float" office:value="100" calcext:value-type="float">
            <text:p><text:s text:c="3"/>100 </text:p>
          </table:table-cell>
          <table:table-cell table:style-name="ce23" office:value-type="float" office:value="0.05" calcext:value-type="float">
            <text:p><text:s text:c="3"/>0.05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7" office:value-type="float" office:value="1366" calcext:value-type="float">
            <text:p><text:s text:c="3"/>1,366 </text:p>
          </table:table-cell>
          <table:table-cell table:style-name="ce23" office:value-type="float" office:value="0.73" calcext:value-type="float">
            <text:p><text:s text:c="3"/>0.73 </text:p>
          </table:table-cell>
          <table:table-cell table:style-name="ce23" office:value-type="float" office:value="8.58" calcext:value-type="float">
            <text:p><text:s text:c="3"/>8.58 </text:p>
          </table:table-cell>
          <table:table-cell table:style-name="ce27" office:value-type="float" office:value="1266" calcext:value-type="float">
            <text:p><text:s text:c="3"/>1,266 </text:p>
          </table:table-cell>
          <table:table-cell table:style-name="ce23" office:value-type="float" office:value="0.67" calcext:value-type="float">
            <text:p><text:s text:c="3"/>0.67 </text:p>
          </table:table-cell>
          <table:table-cell table:style-name="ce23" office:value-type="float" office:value="7.96" calcext:value-type="float">
            <text:p><text:s text:c="3"/>7.96 </text:p>
          </table:table-cell>
          <table:table-cell table:style-name="ce27" office:value-type="float" office:value="872" calcext:value-type="float">
            <text:p><text:s text:c="3"/>872 </text:p>
          </table:table-cell>
          <table:table-cell table:style-name="ce23" office:value-type="float" office:value="0.46" calcext:value-type="float">
            <text:p><text:s text:c="3"/>0.46 </text:p>
          </table:table-cell>
          <table:table-cell table:style-name="ce23" office:value-type="float" office:value="5.48" calcext:value-type="float">
            <text:p><text:s text:c="3"/>5.48 </text:p>
          </table:table-cell>
          <table:table-cell table:style-name="ce27" office:value-type="float" office:value="387" calcext:value-type="float">
            <text:p><text:s text:c="3"/>387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43" calcext:value-type="float">
            <text:p><text:s text:c="3"/>2.43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252" calcext:value-type="float">
            <text:p><text:s text:c="3"/>252 </text:p>
          </table:table-cell>
          <table:table-cell table:style-name="ce23" office:value-type="float" office:value="0.09" calcext:value-type="float">
            <text:p><text:s text:c="3"/>0.09 </text:p>
          </table:table-cell>
          <table:table-cell table:style-name="ce23" office:value-type="float" office:value="1.07" calcext:value-type="float">
            <text:p><text:s text:c="3"/>1.07 </text:p>
          </table:table-cell>
          <table:table-cell table:style-name="ce27" office:value-type="float" office:value="208" calcext:value-type="float">
            <text:p><text:s text:c="3"/>208 </text:p>
          </table:table-cell>
          <table:table-cell table:style-name="ce23" office:value-type="float" office:value="0.07" calcext:value-type="float">
            <text:p><text:s text:c="3"/>0.07 </text:p>
          </table:table-cell>
          <table:table-cell table:style-name="ce23" office:value-type="float" office:value="0.88" calcext:value-type="float">
            <text:p><text:s text:c="3"/>0.88 </text:p>
          </table:table-cell>
          <table:table-cell table:style-name="ce27" office:value-type="float" office:value="1842" calcext:value-type="float">
            <text:p><text:s text:c="3"/>1,842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7.84" calcext:value-type="float">
            <text:p><text:s text:c="3"/>7.84 </text:p>
          </table:table-cell>
          <table:table-cell table:style-name="ce27" office:value-type="float" office:value="1634" calcext:value-type="float">
            <text:p><text:s text:c="3"/>1,634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6.95" calcext:value-type="float">
            <text:p><text:s text:c="3"/>6.95 </text:p>
          </table:table-cell>
          <table:table-cell table:style-name="ce27" office:value-type="float" office:value="1240" calcext:value-type="float">
            <text:p><text:s text:c="3"/>1,240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27" calcext:value-type="float">
            <text:p><text:s text:c="3"/>5.27 </text:p>
          </table:table-cell>
          <table:table-cell table:style-name="ce27" office:value-type="float" office:value="632" calcext:value-type="float">
            <text:p><text:s text:c="3"/>632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38" office:value-type="float" office:value="2.69" calcext:value-type="float">
            <text:p><text:s text:c="3"/>2.69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75" calcext:value-type="float">
            <text:p><text:s/>－75 </text:p>
          </table:table-cell>
          <table:table-cell table:style-name="ce23" office:value-type="float" office:value="-0.01" calcext:value-type="float">
            <text:p><text:s/>－0.01 </text:p>
          </table:table-cell>
          <table:table-cell table:style-name="ce23" office:value-type="float" office:value="-0.1" calcext:value-type="float">
            <text:p><text:s/>－0.10 </text:p>
          </table:table-cell>
          <table:table-cell table:style-name="ce27" office:value-type="float" office:value="457" calcext:value-type="float">
            <text:p><text:s text:c="3"/>457 </text:p>
          </table:table-cell>
          <table:table-cell table:style-name="ce23" office:value-type="float" office:value="0.05" calcext:value-type="float">
            <text:p><text:s text:c="3"/>0.05 </text:p>
          </table:table-cell>
          <table:table-cell table:style-name="ce23" office:value-type="float" office:value="0.58" calcext:value-type="float">
            <text:p><text:s text:c="3"/>0.58 </text:p>
          </table:table-cell>
          <table:table-cell table:style-name="ce27" office:value-type="float" office:value="6401" calcext:value-type="float">
            <text:p><text:s text:c="3"/>6,401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3" office:value-type="float" office:value="8.19" calcext:value-type="float">
            <text:p><text:s text:c="3"/>8.19 </text:p>
          </table:table-cell>
          <table:table-cell table:style-name="ce27" office:value-type="float" office:value="5944" calcext:value-type="float">
            <text:p><text:s text:c="3"/>5,944 </text:p>
          </table:table-cell>
          <table:table-cell table:style-name="ce23" office:value-type="float" office:value="0.64" calcext:value-type="float">
            <text:p><text:s text:c="3"/>0.64 </text:p>
          </table:table-cell>
          <table:table-cell table:style-name="ce23" office:value-type="float" office:value="7.61" calcext:value-type="float">
            <text:p><text:s text:c="3"/>7.61 </text:p>
          </table:table-cell>
          <table:table-cell table:style-name="ce27" office:value-type="float" office:value="4703" calcext:value-type="float">
            <text:p><text:s text:c="3"/>4,703 </text:p>
          </table:table-cell>
          <table:table-cell table:style-name="ce23" office:value-type="float" office:value="0.51" calcext:value-type="float">
            <text:p><text:s text:c="3"/>0.51 </text:p>
          </table:table-cell>
          <table:table-cell table:style-name="ce23" office:value-type="float" office:value="6.02" calcext:value-type="float">
            <text:p><text:s text:c="3"/>6.02 </text:p>
          </table:table-cell>
          <table:table-cell table:style-name="ce27" office:value-type="float" office:value="1965" calcext:value-type="float">
            <text:p><text:s text:c="3"/>1,965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51" calcext:value-type="float">
            <text:p><text:s text:c="3"/>2.51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02" calcext:value-type="float">
            <text:p><text:s/>－102 </text:p>
          </table:table-cell>
          <table:table-cell table:style-name="ce24" office:value-type="float" office:value="-0.22" calcext:value-type="float">
            <text:p><text:s/>－0.22 </text:p>
          </table:table-cell>
          <table:table-cell table:style-name="ce24" office:value-type="float" office:value="-2.63" calcext:value-type="float">
            <text:p><text:s/>－2.63 </text:p>
          </table:table-cell>
          <table:table-cell table:style-name="ce28" office:value-type="float" office:value="-24" calcext:value-type="float">
            <text:p><text:s/>－24 </text:p>
          </table:table-cell>
          <table:table-cell table:style-name="ce24" office:value-type="float" office:value="-0.05" calcext:value-type="float">
            <text:p><text:s/>－0.05 </text:p>
          </table:table-cell>
          <table:table-cell table:style-name="ce24" office:value-type="float" office:value="-0.62" calcext:value-type="float">
            <text:p><text:s/>－0.62 </text:p>
          </table:table-cell>
          <table:table-cell table:style-name="ce28" office:value-type="float" office:value="288" calcext:value-type="float">
            <text:p><text:s text:c="3"/>288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41" calcext:value-type="float">
            <text:p><text:s text:c="3"/>7.41 </text:p>
          </table:table-cell>
          <table:table-cell table:style-name="ce28" office:value-type="float" office:value="312" calcext:value-type="float">
            <text:p><text:s text:c="3"/>312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03" calcext:value-type="float">
            <text:p><text:s text:c="3"/>8.03 </text:p>
          </table:table-cell>
          <table:table-cell table:style-name="ce28" office:value-type="float" office:value="237" calcext:value-type="float">
            <text:p><text:s text:c="3"/>237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1" calcext:value-type="float">
            <text:p><text:s text:c="3"/>6.10 </text:p>
          </table:table-cell>
          <table:table-cell table:style-name="ce28" office:value-type="float" office:value="81" calcext:value-type="float">
            <text:p><text:s text:c="3"/>81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09" calcext:value-type="float">
            <text:p><text:s text:c="3"/>2.0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574" calcext:value-type="float">
            <text:p><text:s text:c="3"/>1,574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2" calcext:value-type="float">
            <text:p><text:s text:c="3"/>9.20 </text:p>
          </table:table-cell>
          <table:table-cell table:style-name="ce28" office:value-type="float" office:value="511" calcext:value-type="float">
            <text:p><text:s text:c="3"/>511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24" office:value-type="float" office:value="2.99" calcext:value-type="float">
            <text:p><text:s text:c="3"/>2.99 </text:p>
          </table:table-cell>
          <table:table-cell table:style-name="ce28" office:value-type="float" office:value="1473" calcext:value-type="float">
            <text:p><text:s text:c="3"/>1,473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61" calcext:value-type="float">
            <text:p><text:s text:c="3"/>8.61 </text:p>
          </table:table-cell>
          <table:table-cell table:style-name="ce28" office:value-type="float" office:value="962" calcext:value-type="float">
            <text:p><text:s text:c="3"/>962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62" calcext:value-type="float">
            <text:p><text:s text:c="3"/>5.62 </text:p>
          </table:table-cell>
          <table:table-cell table:style-name="ce28" office:value-type="float" office:value="1271" calcext:value-type="float">
            <text:p><text:s text:c="3"/>1,271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43" calcext:value-type="float">
            <text:p><text:s text:c="3"/>7.43 </text:p>
          </table:table-cell>
          <table:table-cell table:style-name="ce28" office:value-type="float" office:value="543" calcext:value-type="float">
            <text:p><text:s text:c="3"/>543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39" office:value-type="float" office:value="3.17" calcext:value-type="float">
            <text:p><text:s text:c="3"/>3.1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542" calcext:value-type="float">
            <text:p><text:s text:c="3"/>542 </text:p>
          </table:table-cell>
          <table:table-cell table:style-name="ce24" office:value-type="float" office:value="1.04" calcext:value-type="float">
            <text:p><text:s text:c="3"/>1.04 </text:p>
          </table:table-cell>
          <table:table-cell table:style-name="ce24" office:value-type="float" office:value="12.3" calcext:value-type="float">
            <text:p><text:s text:c="3"/>12.30 </text:p>
          </table:table-cell>
          <table:table-cell table:style-name="ce28" office:value-type="float" office:value="172" calcext:value-type="float">
            <text:p><text:s text:c="3"/>172 </text:p>
          </table:table-cell>
          <table:table-cell table:style-name="ce24" office:value-type="float" office:value="0.33" calcext:value-type="float">
            <text:p><text:s text:c="3"/>0.33 </text:p>
          </table:table-cell>
          <table:table-cell table:style-name="ce24" office:value-type="float" office:value="3.9" calcext:value-type="float">
            <text:p><text:s text:c="3"/>3.90 </text:p>
          </table:table-cell>
          <table:table-cell table:style-name="ce28" office:value-type="float" office:value="449" calcext:value-type="float">
            <text:p><text:s text:c="3"/>449 </text:p>
          </table:table-cell>
          <table:table-cell table:style-name="ce24" office:value-type="float" office:value="0.86" calcext:value-type="float">
            <text:p><text:s text:c="3"/>0.86 </text:p>
          </table:table-cell>
          <table:table-cell table:style-name="ce24" office:value-type="float" office:value="10.18" calcext:value-type="float">
            <text:p><text:s text:c="3"/>10.18 </text:p>
          </table:table-cell>
          <table:table-cell table:style-name="ce28" office:value-type="float" office:value="277" calcext:value-type="float">
            <text:p><text:s text:c="3"/>277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8" calcext:value-type="float">
            <text:p><text:s text:c="3"/>6.28 </text:p>
          </table:table-cell>
          <table:table-cell table:style-name="ce28" office:value-type="float" office:value="275" calcext:value-type="float">
            <text:p><text:s text:c="3"/>275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4" calcext:value-type="float">
            <text:p><text:s text:c="3"/>6.24 </text:p>
          </table:table-cell>
          <table:table-cell table:style-name="ce28" office:value-type="float" office:value="126" calcext:value-type="float">
            <text:p><text:s text:c="3"/>126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39" office:value-type="float" office:value="2.86" calcext:value-type="float">
            <text:p><text:s text:c="3"/>2.8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78" calcext:value-type="float">
            <text:p><text:s text:c="3"/>78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24" office:value-type="float" office:value="1.64" calcext:value-type="float">
            <text:p><text:s text:c="3"/>1.64 </text:p>
          </table:table-cell>
          <table:table-cell table:style-name="ce28" office:value-type="float" office:value="121" calcext:value-type="float">
            <text:p><text:s text:c="3"/>121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24" office:value-type="float" office:value="2.54" calcext:value-type="float">
            <text:p><text:s text:c="3"/>2.54 </text:p>
          </table:table-cell>
          <table:table-cell table:style-name="ce28" office:value-type="float" office:value="468" calcext:value-type="float">
            <text:p><text:s text:c="3"/>468 </text:p>
          </table:table-cell>
          <table:table-cell table:style-name="ce24" office:value-type="float" office:value="0.83" calcext:value-type="float">
            <text:p><text:s text:c="3"/>0.83 </text:p>
          </table:table-cell>
          <table:table-cell table:style-name="ce24" office:value-type="float" office:value="9.82" calcext:value-type="float">
            <text:p><text:s text:c="3"/>9.82 </text:p>
          </table:table-cell>
          <table:table-cell table:style-name="ce28" office:value-type="float" office:value="347" calcext:value-type="float">
            <text:p><text:s text:c="3"/>347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28" calcext:value-type="float">
            <text:p><text:s text:c="3"/>7.28 </text:p>
          </table:table-cell>
          <table:table-cell table:style-name="ce28" office:value-type="float" office:value="334" calcext:value-type="float">
            <text:p><text:s text:c="3"/>334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7.01" calcext:value-type="float">
            <text:p><text:s text:c="3"/>7.01 </text:p>
          </table:table-cell>
          <table:table-cell table:style-name="ce28" office:value-type="float" office:value="131" calcext:value-type="float">
            <text:p><text:s text:c="3"/>131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75" calcext:value-type="float">
            <text:p><text:s text:c="3"/>2.7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395" calcext:value-type="float">
            <text:p><text:s/>－395 </text:p>
          </table:table-cell>
          <table:table-cell table:style-name="ce24" office:value-type="float" office:value="-0.3" calcext:value-type="float">
            <text:p><text:s/>－0.30 </text:p>
          </table:table-cell>
          <table:table-cell table:style-name="ce24" office:value-type="float" office:value="-3.59" calcext:value-type="float">
            <text:p><text:s/>－3.59 </text:p>
          </table:table-cell>
          <table:table-cell table:style-name="ce28" office:value-type="float" office:value="155" calcext:value-type="float">
            <text:p><text:s text:c="3"/>155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24" office:value-type="float" office:value="1.41" calcext:value-type="float">
            <text:p><text:s text:c="3"/>1.41 </text:p>
          </table:table-cell>
          <table:table-cell table:style-name="ce28" office:value-type="float" office:value="998" calcext:value-type="float">
            <text:p><text:s text:c="3"/>998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06" calcext:value-type="float">
            <text:p><text:s text:c="3"/>9.06 </text:p>
          </table:table-cell>
          <table:table-cell table:style-name="ce28" office:value-type="float" office:value="843" calcext:value-type="float">
            <text:p><text:s text:c="3"/>843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5" calcext:value-type="float">
            <text:p><text:s text:c="3"/>7.65 </text:p>
          </table:table-cell>
          <table:table-cell table:style-name="ce28" office:value-type="float" office:value="557" calcext:value-type="float">
            <text:p><text:s text:c="3"/>557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06" calcext:value-type="float">
            <text:p><text:s text:c="3"/>5.06 </text:p>
          </table:table-cell>
          <table:table-cell table:style-name="ce28" office:value-type="float" office:value="199" calcext:value-type="float">
            <text:p><text:s text:c="3"/>199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1" calcext:value-type="float">
            <text:p><text:s text:c="3"/>1.8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26" calcext:value-type="float">
            <text:p><text:s/>－226 </text:p>
          </table:table-cell>
          <table:table-cell table:style-name="ce24" office:value-type="float" office:value="-0.43" calcext:value-type="float">
            <text:p><text:s/>－0.43 </text:p>
          </table:table-cell>
          <table:table-cell table:style-name="ce24" office:value-type="float" office:value="-5.12" calcext:value-type="float">
            <text:p><text:s/>－5.12 </text:p>
          </table:table-cell>
          <table:table-cell table:style-name="ce28" office:value-type="float" office:value="-103" calcext:value-type="float">
            <text:p><text:s/>－103 </text:p>
          </table:table-cell>
          <table:table-cell table:style-name="ce24" office:value-type="float" office:value="-0.2" calcext:value-type="float">
            <text:p><text:s/>－0.20 </text:p>
          </table:table-cell>
          <table:table-cell table:style-name="ce24" office:value-type="float" office:value="-2.33" calcext:value-type="float">
            <text:p><text:s/>－2.33 </text:p>
          </table:table-cell>
          <table:table-cell table:style-name="ce28" office:value-type="float" office:value="293" calcext:value-type="float">
            <text:p><text:s text:c="3"/>293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64" calcext:value-type="float">
            <text:p><text:s text:c="3"/>6.64 </text:p>
          </table:table-cell>
          <table:table-cell table:style-name="ce28" office:value-type="float" office:value="396" calcext:value-type="float">
            <text:p><text:s text:c="3"/>396 </text:p>
          </table:table-cell>
          <table:table-cell table:style-name="ce24" office:value-type="float" office:value="0.76" calcext:value-type="float">
            <text:p><text:s text:c="3"/>0.76 </text:p>
          </table:table-cell>
          <table:table-cell table:style-name="ce24" office:value-type="float" office:value="8.97" calcext:value-type="float">
            <text:p><text:s text:c="3"/>8.97 </text:p>
          </table:table-cell>
          <table:table-cell table:style-name="ce28" office:value-type="float" office:value="266" calcext:value-type="float">
            <text:p><text:s text:c="3"/>266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03" calcext:value-type="float">
            <text:p><text:s text:c="3"/>6.03 </text:p>
          </table:table-cell>
          <table:table-cell table:style-name="ce28" office:value-type="float" office:value="83" calcext:value-type="float">
            <text:p><text:s text:c="3"/>83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349" calcext:value-type="float">
            <text:p><text:s/>－349 </text:p>
          </table:table-cell>
          <table:table-cell table:style-name="ce24" office:value-type="float" office:value="-0.49" calcext:value-type="float">
            <text:p><text:s/>－0.49 </text:p>
          </table:table-cell>
          <table:table-cell table:style-name="ce24" office:value-type="float" office:value="-5.79" calcext:value-type="float">
            <text:p><text:s/>－5.79 </text:p>
          </table:table-cell>
          <table:table-cell table:style-name="ce28" office:value-type="float" office:value="-82" calcext:value-type="float">
            <text:p><text:s/>－82 </text:p>
          </table:table-cell>
          <table:table-cell table:style-name="ce24" office:value-type="float" office:value="-0.12" calcext:value-type="float">
            <text:p><text:s/>－0.12 </text:p>
          </table:table-cell>
          <table:table-cell table:style-name="ce24" office:value-type="float" office:value="-1.36" calcext:value-type="float">
            <text:p><text:s/>－1.36 </text:p>
          </table:table-cell>
          <table:table-cell table:style-name="ce28" office:value-type="float" office:value="487" calcext:value-type="float">
            <text:p><text:s text:c="3"/>487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08" calcext:value-type="float">
            <text:p><text:s text:c="3"/>8.08 </text:p>
          </table:table-cell>
          <table:table-cell table:style-name="ce28" office:value-type="float" office:value="569" calcext:value-type="float">
            <text:p><text:s text:c="3"/>569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44" calcext:value-type="float">
            <text:p><text:s text:c="3"/>9.44 </text:p>
          </table:table-cell>
          <table:table-cell table:style-name="ce28" office:value-type="float" office:value="316" calcext:value-type="float">
            <text:p><text:s text:c="3"/>316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24" calcext:value-type="float">
            <text:p><text:s text:c="3"/>5.24 </text:p>
          </table:table-cell>
          <table:table-cell table:style-name="ce28" office:value-type="float" office:value="129" calcext:value-type="float">
            <text:p><text:s text:c="3"/>129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59" calcext:value-type="float">
            <text:p><text:s/>－359 </text:p>
          </table:table-cell>
          <table:table-cell table:style-name="ce24" office:value-type="float" office:value="-0.67" calcext:value-type="float">
            <text:p><text:s/>－0.67 </text:p>
          </table:table-cell>
          <table:table-cell table:style-name="ce24" office:value-type="float" office:value="-7.92" calcext:value-type="float">
            <text:p><text:s/>－7.92 </text:p>
          </table:table-cell>
          <table:table-cell table:style-name="ce28" office:value-type="float" office:value="-128" calcext:value-type="float">
            <text:p><text:s/>－128 </text:p>
          </table:table-cell>
          <table:table-cell table:style-name="ce24" office:value-type="float" office:value="-0.24" calcext:value-type="float">
            <text:p><text:s/>－0.24 </text:p>
          </table:table-cell>
          <table:table-cell table:style-name="ce24" office:value-type="float" office:value="-2.83" calcext:value-type="float">
            <text:p><text:s/>－2.83 </text:p>
          </table:table-cell>
          <table:table-cell table:style-name="ce28" office:value-type="float" office:value="301" calcext:value-type="float">
            <text:p><text:s text:c="3"/>301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64" calcext:value-type="float">
            <text:p><text:s text:c="3"/>6.64 </text:p>
          </table:table-cell>
          <table:table-cell table:style-name="ce28" office:value-type="float" office:value="429" calcext:value-type="float">
            <text:p><text:s text:c="3"/>429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47" calcext:value-type="float">
            <text:p><text:s text:c="3"/>9.47 </text:p>
          </table:table-cell>
          <table:table-cell table:style-name="ce28" office:value-type="float" office:value="219" calcext:value-type="float">
            <text:p><text:s text:c="3"/>219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4.83" calcext:value-type="float">
            <text:p><text:s text:c="3"/>4.83 </text:p>
          </table:table-cell>
          <table:table-cell table:style-name="ce28" office:value-type="float" office:value="94" calcext:value-type="float">
            <text:p><text:s text:c="3"/>94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07" calcext:value-type="float">
            <text:p><text:s text:c="3"/>2.07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614" calcext:value-type="float">
            <text:p><text:s/>－614 </text:p>
          </table:table-cell>
          <table:table-cell table:style-name="ce24" office:value-type="float" office:value="-0.71" calcext:value-type="float">
            <text:p><text:s/>－0.71 </text:p>
          </table:table-cell>
          <table:table-cell table:style-name="ce24" office:value-type="float" office:value="-8.42" calcext:value-type="float">
            <text:p><text:s/>－8.42 </text:p>
          </table:table-cell>
          <table:table-cell table:style-name="ce28" office:value-type="float" office:value="-212" calcext:value-type="float">
            <text:p><text:s/>－212 </text:p>
          </table:table-cell>
          <table:table-cell table:style-name="ce24" office:value-type="float" office:value="-0.25" calcext:value-type="float">
            <text:p><text:s/>－0.25 </text:p>
          </table:table-cell>
          <table:table-cell table:style-name="ce24" office:value-type="float" office:value="-2.91" calcext:value-type="float">
            <text:p><text:s/>－2.91 </text:p>
          </table:table-cell>
          <table:table-cell table:style-name="ce28" office:value-type="float" office:value="462" calcext:value-type="float">
            <text:p><text:s text:c="3"/>462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33" calcext:value-type="float">
            <text:p><text:s text:c="3"/>6.33 </text:p>
          </table:table-cell>
          <table:table-cell table:style-name="ce28" office:value-type="float" office:value="674" calcext:value-type="float">
            <text:p><text:s text:c="3"/>674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24" calcext:value-type="float">
            <text:p><text:s text:c="3"/>9.24 </text:p>
          </table:table-cell>
          <table:table-cell table:style-name="ce28" office:value-type="float" office:value="365" calcext:value-type="float">
            <text:p><text:s text:c="3"/>365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5" calcext:value-type="float">
            <text:p><text:s text:c="3"/>5.00 </text:p>
          </table:table-cell>
          <table:table-cell table:style-name="ce28" office:value-type="float" office:value="174" calcext:value-type="float">
            <text:p><text:s text:c="3"/>174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9" calcext:value-type="float">
            <text:p><text:s text:c="3"/>2.3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80" calcext:value-type="float">
            <text:p><text:s/>－180 </text:p>
          </table:table-cell>
          <table:table-cell table:style-name="ce24" office:value-type="float" office:value="-0.79" calcext:value-type="float">
            <text:p><text:s/>－0.79 </text:p>
          </table:table-cell>
          <table:table-cell table:style-name="ce24" office:value-type="float" office:value="-9.35" calcext:value-type="float">
            <text:p><text:s/>－9.35 </text:p>
          </table:table-cell>
          <table:table-cell table:style-name="ce28" office:value-type="float" office:value="-65" calcext:value-type="float">
            <text:p><text:s/>－65 </text:p>
          </table:table-cell>
          <table:table-cell table:style-name="ce24" office:value-type="float" office:value="-0.29" calcext:value-type="float">
            <text:p><text:s/>－0.29 </text:p>
          </table:table-cell>
          <table:table-cell table:style-name="ce24" office:value-type="float" office:value="-3.38" calcext:value-type="float">
            <text:p><text:s/>－3.38 </text:p>
          </table:table-cell>
          <table:table-cell table:style-name="ce28" office:value-type="float" office:value="141" calcext:value-type="float">
            <text:p><text:s text:c="3"/>141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33" calcext:value-type="float">
            <text:p><text:s text:c="3"/>7.33 </text:p>
          </table:table-cell>
          <table:table-cell table:style-name="ce28" office:value-type="float" office:value="206" calcext:value-type="float">
            <text:p><text:s text:c="3"/>206 </text:p>
          </table:table-cell>
          <table:table-cell table:style-name="ce24" office:value-type="float" office:value="0.91" calcext:value-type="float">
            <text:p><text:s text:c="3"/>0.91 </text:p>
          </table:table-cell>
          <table:table-cell table:style-name="ce24" office:value-type="float" office:value="10.71" calcext:value-type="float">
            <text:p><text:s text:c="3"/>10.71 </text:p>
          </table:table-cell>
          <table:table-cell table:style-name="ce28" office:value-type="float" office:value="96" calcext:value-type="float">
            <text:p><text:s text:c="3"/>96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4.99" calcext:value-type="float">
            <text:p><text:s text:c="3"/>4.99 </text:p>
          </table:table-cell>
          <table:table-cell table:style-name="ce28" office:value-type="float" office:value="52" calcext:value-type="float">
            <text:p><text:s text:c="3"/>52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7" calcext:value-type="float">
            <text:p><text:s text:c="3"/>2.7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26" calcext:value-type="float">
            <text:p><text:s/>－226 </text:p>
          </table:table-cell>
          <table:table-cell table:style-name="ce24" office:value-type="float" office:value="-0.67" calcext:value-type="float">
            <text:p><text:s/>－0.67 </text:p>
          </table:table-cell>
          <table:table-cell table:style-name="ce24" office:value-type="float" office:value="-7.94" calcext:value-type="float">
            <text:p><text:s/>－7.94 </text:p>
          </table:table-cell>
          <table:table-cell table:style-name="ce28" office:value-type="float" office:value="-72" calcext:value-type="float">
            <text:p><text:s/>－72 </text:p>
          </table:table-cell>
          <table:table-cell table:style-name="ce24" office:value-type="float" office:value="-0.21" calcext:value-type="float">
            <text:p><text:s/>－0.21 </text:p>
          </table:table-cell>
          <table:table-cell table:style-name="ce24" office:value-type="float" office:value="-2.53" calcext:value-type="float">
            <text:p><text:s/>－2.53 </text:p>
          </table:table-cell>
          <table:table-cell table:style-name="ce28" office:value-type="float" office:value="193" calcext:value-type="float">
            <text:p><text:s text:c="3"/>193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78" calcext:value-type="float">
            <text:p><text:s text:c="3"/>6.78 </text:p>
          </table:table-cell>
          <table:table-cell table:style-name="ce28" office:value-type="float" office:value="265" calcext:value-type="float">
            <text:p><text:s text:c="3"/>265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31" calcext:value-type="float">
            <text:p><text:s text:c="3"/>9.31 </text:p>
          </table:table-cell>
          <table:table-cell table:style-name="ce28" office:value-type="float" office:value="168" calcext:value-type="float">
            <text:p><text:s text:c="3"/>168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5.9" calcext:value-type="float">
            <text:p><text:s text:c="3"/>5.90 </text:p>
          </table:table-cell>
          <table:table-cell table:style-name="ce28" office:value-type="float" office:value="87" calcext:value-type="float">
            <text:p><text:s text:c="3"/>87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39" office:value-type="float" office:value="3.06" calcext:value-type="float">
            <text:p><text:s text:c="3"/>3.0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223" calcext:value-type="float">
            <text:p><text:s text:c="3"/>223 </text:p>
          </table:table-cell>
          <table:table-cell table:style-name="ce24" office:value-type="float" office:value="2.28" calcext:value-type="float">
            <text:p><text:s text:c="3"/>2.28 </text:p>
          </table:table-cell>
          <table:table-cell table:style-name="ce24" office:value-type="float" office:value="26.94" calcext:value-type="float">
            <text:p><text:s text:c="3"/>26.94 </text:p>
          </table:table-cell>
          <table:table-cell table:style-name="ce28" office:value-type="float" office:value="6" calcext:value-type="float">
            <text:p><text:s text:c="3"/>6 </text:p>
          </table:table-cell>
          <table:table-cell table:style-name="ce24" office:value-type="float" office:value="0.06" calcext:value-type="float">
            <text:p><text:s text:c="3"/>0.06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8" office:value-type="float" office:value="75" calcext:value-type="float">
            <text:p><text:s text:c="3"/>75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05" calcext:value-type="float">
            <text:p><text:s text:c="3"/>9.05 </text:p>
          </table:table-cell>
          <table:table-cell table:style-name="ce28" office:value-type="float" office:value="69" calcext:value-type="float">
            <text:p><text:s text:c="3"/>69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33" calcext:value-type="float">
            <text:p><text:s text:c="3"/>8.33 </text:p>
          </table:table-cell>
          <table:table-cell table:style-name="ce28" office:value-type="float" office:value="31" calcext:value-type="float">
            <text:p><text:s text:c="3"/>31 </text:p>
          </table:table-cell>
          <table:table-cell table:style-name="ce24" office:value-type="float" office:value="0.32" calcext:value-type="float">
            <text:p><text:s text:c="3"/>0.32 </text:p>
          </table:table-cell>
          <table:table-cell table:style-name="ce24" office:value-type="float" office:value="3.74" calcext:value-type="float">
            <text:p><text:s text:c="3"/>3.74 </text:p>
          </table:table-cell>
          <table:table-cell table:style-name="ce18" office:value-type="float" office:value="21" calcext:value-type="float">
            <text:p><text:s text:c="3"/>21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269" calcext:value-type="float">
            <text:p><text:s/>－269 </text:p>
          </table:table-cell>
          <table:table-cell table:style-name="ce24" office:value-type="float" office:value="-0.71" calcext:value-type="float">
            <text:p><text:s/>－0.71 </text:p>
          </table:table-cell>
          <table:table-cell table:style-name="ce24" office:value-type="float" office:value="-8.4" calcext:value-type="float">
            <text:p><text:s/>－8.40 </text:p>
          </table:table-cell>
          <table:table-cell table:style-name="ce28" office:value-type="float" office:value="-60" calcext:value-type="float">
            <text:p><text:s/>－60 </text:p>
          </table:table-cell>
          <table:table-cell table:style-name="ce24" office:value-type="float" office:value="-0.16" calcext:value-type="float">
            <text:p><text:s/>－0.16 </text:p>
          </table:table-cell>
          <table:table-cell table:style-name="ce24" office:value-type="float" office:value="-1.87" calcext:value-type="float">
            <text:p><text:s/>－1.87 </text:p>
          </table:table-cell>
          <table:table-cell table:style-name="ce28" office:value-type="float" office:value="180" calcext:value-type="float">
            <text:p><text:s text:c="3"/>180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62" calcext:value-type="float">
            <text:p><text:s text:c="3"/>5.62 </text:p>
          </table:table-cell>
          <table:table-cell table:style-name="ce28" office:value-type="float" office:value="240" calcext:value-type="float">
            <text:p><text:s text:c="3"/>240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49" calcext:value-type="float">
            <text:p><text:s text:c="3"/>7.49 </text:p>
          </table:table-cell>
          <table:table-cell table:style-name="ce28" office:value-type="float" office:value="186" calcext:value-type="float">
            <text:p><text:s text:c="3"/>186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81" calcext:value-type="float">
            <text:p><text:s text:c="3"/>5.81 </text:p>
          </table:table-cell>
          <table:table-cell table:style-name="ce18" office:value-type="float" office:value="95" calcext:value-type="float">
            <text:p><text:s text:c="3"/>95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39" office:value-type="float" office:value="2.97" calcext:value-type="float">
            <text:p><text:s text:c="3"/>2.9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329" calcext:value-type="float">
            <text:p><text:s text:c="3"/>329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19" calcext:value-type="float">
            <text:p><text:s text:c="3"/>9.19 </text:p>
          </table:table-cell>
          <table:table-cell table:style-name="ce28" office:value-type="float" office:value="233" calcext:value-type="float">
            <text:p><text:s text:c="3"/>233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51" calcext:value-type="float">
            <text:p><text:s text:c="3"/>6.51 </text:p>
          </table:table-cell>
          <table:table-cell table:style-name="ce28" office:value-type="float" office:value="435" calcext:value-type="float">
            <text:p><text:s text:c="3"/>435 </text:p>
          </table:table-cell>
          <table:table-cell table:style-name="ce24" office:value-type="float" office:value="1.03" calcext:value-type="float">
            <text:p><text:s text:c="3"/>1.03 </text:p>
          </table:table-cell>
          <table:table-cell table:style-name="ce24" office:value-type="float" office:value="12.15" calcext:value-type="float">
            <text:p><text:s text:c="3"/>12.15 </text:p>
          </table:table-cell>
          <table:table-cell table:style-name="ce28" office:value-type="float" office:value="202" calcext:value-type="float">
            <text:p><text:s text:c="3"/>202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64" calcext:value-type="float">
            <text:p><text:s text:c="3"/>5.64 </text:p>
          </table:table-cell>
          <table:table-cell table:style-name="ce28" office:value-type="float" office:value="260" calcext:value-type="float">
            <text:p><text:s text:c="3"/>260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26" calcext:value-type="float">
            <text:p><text:s text:c="3"/>7.26 </text:p>
          </table:table-cell>
          <table:table-cell table:style-name="ce18" office:value-type="float" office:value="98" calcext:value-type="float">
            <text:p><text:s text:c="3"/>98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74" calcext:value-type="float">
            <text:p><text:s text:c="3"/>2.7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101" calcext:value-type="float">
            <text:p><text:s/>－101 </text:p>
          </table:table-cell>
          <table:table-cell table:style-name="ce24" office:value-type="float" office:value="-0.37" calcext:value-type="float">
            <text:p><text:s/>－0.37 </text:p>
          </table:table-cell>
          <table:table-cell table:style-name="ce24" office:value-type="float" office:value="-4.39" calcext:value-type="float">
            <text:p><text:s/>－4.39 </text:p>
          </table:table-cell>
          <table:table-cell table:style-name="ce28" office:value-type="float" office:value="5" calcext:value-type="float">
            <text:p><text:s text:c="3"/>5 </text:p>
          </table:table-cell>
          <table:table-cell table:style-name="ce24" office:value-type="float" office:value="0.02" calcext:value-type="float">
            <text:p><text:s text:c="3"/>0.02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28" office:value-type="float" office:value="158" calcext:value-type="float">
            <text:p><text:s text:c="3"/>158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7" calcext:value-type="float">
            <text:p><text:s text:c="3"/>6.87 </text:p>
          </table:table-cell>
          <table:table-cell table:style-name="ce28" office:value-type="float" office:value="153" calcext:value-type="float">
            <text:p><text:s text:c="3"/>153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65" calcext:value-type="float">
            <text:p><text:s text:c="3"/>6.65 </text:p>
          </table:table-cell>
          <table:table-cell table:style-name="ce28" office:value-type="float" office:value="122" calcext:value-type="float">
            <text:p><text:s text:c="3"/>122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3" calcext:value-type="float">
            <text:p><text:s text:c="3"/>5.30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1187" calcext:value-type="float">
            <text:p><text:s text:c="3"/>1,187 </text:p>
          </table:table-cell>
          <table:table-cell table:style-name="ce23" office:value-type="float" office:value="10.03" calcext:value-type="float">
            <text:p><text:s text:c="3"/>10.03 </text:p>
          </table:table-cell>
          <table:table-cell table:style-name="ce23" office:value-type="float" office:value="118.36" calcext:value-type="float">
            <text:p><text:s text:c="3"/>118.36 </text:p>
          </table:table-cell>
          <table:table-cell table:style-name="ce27" office:value-type="float" office:value="69" calcext:value-type="float">
            <text:p><text:s text:c="3"/>69 </text:p>
          </table:table-cell>
          <table:table-cell table:style-name="ce23" office:value-type="float" office:value="0.58" calcext:value-type="float">
            <text:p><text:s text:c="3"/>0.58 </text:p>
          </table:table-cell>
          <table:table-cell table:style-name="ce23" office:value-type="float" office:value="6.85" calcext:value-type="float">
            <text:p><text:s text:c="3"/>6.85 </text:p>
          </table:table-cell>
          <table:table-cell table:style-name="ce27" office:value-type="float" office:value="132" calcext:value-type="float">
            <text:p><text:s text:c="3"/>132 </text:p>
          </table:table-cell>
          <table:table-cell table:style-name="ce23" office:value-type="float" office:value="1.11" calcext:value-type="float">
            <text:p><text:s text:c="3"/>1.11 </text:p>
          </table:table-cell>
          <table:table-cell table:style-name="ce23" office:value-type="float" office:value="13.1" calcext:value-type="float">
            <text:p><text:s text:c="3"/>13.10 </text:p>
          </table:table-cell>
          <table:table-cell table:style-name="ce27" office:value-type="float" office:value="63" calcext:value-type="float">
            <text:p><text:s text:c="3"/>63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25" calcext:value-type="float">
            <text:p><text:s text:c="3"/>6.25 </text:p>
          </table:table-cell>
          <table:table-cell table:style-name="ce27" office:value-type="float" office:value="33" calcext:value-type="float">
            <text:p><text:s text:c="3"/>33 </text:p>
          </table:table-cell>
          <table:table-cell table:style-name="ce23" office:value-type="float" office:value="0.28" calcext:value-type="float">
            <text:p><text:s text:c="3"/>0.28 </text:p>
          </table:table-cell>
          <table:table-cell table:style-name="ce23" office:value-type="float" office:value="3.27" calcext:value-type="float">
            <text:p><text:s text:c="3"/>3.27 </text:p>
          </table:table-cell>
          <table:table-cell table:style-name="ce17" office:value-type="float" office:value="16" calcext:value-type="float">
            <text:p><text:s text:c="3"/>16 </text:p>
          </table:table-cell>
          <table:table-cell table:style-name="ce23" office:value-type="float" office:value="0.13" calcext:value-type="float">
            <text:p><text:s text:c="3"/>0.13 </text:p>
          </table:table-cell>
          <table:table-cell table:style-name="ce38" office:value-type="float" office:value="1.59" calcext:value-type="float">
            <text:p><text:s text:c="3"/>1.59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816" calcext:value-type="float">
            <text:p><text:s text:c="3"/>816 </text:p>
          </table:table-cell>
          <table:table-cell table:style-name="ce25" office:value-type="float" office:value="7.55" calcext:value-type="float">
            <text:p><text:s text:c="3"/>7.55 </text:p>
          </table:table-cell>
          <table:table-cell table:style-name="ce25" office:value-type="float" office:value="89.08" calcext:value-type="float">
            <text:p><text:s text:c="3"/>89.08 </text:p>
          </table:table-cell>
          <table:table-cell table:style-name="ce29" office:value-type="float" office:value="56" calcext:value-type="float">
            <text:p><text:s text:c="3"/>56 </text:p>
          </table:table-cell>
          <table:table-cell table:style-name="ce31" office:value-type="float" office:value="0.52" calcext:value-type="float">
            <text:p><text:s text:c="3"/>0.52 </text:p>
          </table:table-cell>
          <table:table-cell table:style-name="ce31" office:value-type="float" office:value="6.09" calcext:value-type="float">
            <text:p><text:s text:c="3"/>6.09 </text:p>
          </table:table-cell>
          <table:table-cell table:style-name="ce29" office:value-type="float" office:value="115" calcext:value-type="float">
            <text:p><text:s text:c="3"/>115 </text:p>
          </table:table-cell>
          <table:table-cell table:style-name="ce31" office:value-type="float" office:value="1.06" calcext:value-type="float">
            <text:p><text:s text:c="3"/>1.06 </text:p>
          </table:table-cell>
          <table:table-cell table:style-name="ce31" office:value-type="float" office:value="12.51" calcext:value-type="float">
            <text:p><text:s text:c="3"/>12.51 </text:p>
          </table:table-cell>
          <table:table-cell table:style-name="ce29" office:value-type="float" office:value="59" calcext:value-type="float">
            <text:p><text:s text:c="3"/>59 </text:p>
          </table:table-cell>
          <table:table-cell table:style-name="ce31" office:value-type="float" office:value="0.54" calcext:value-type="float">
            <text:p><text:s text:c="3"/>0.54 </text:p>
          </table:table-cell>
          <table:table-cell table:style-name="ce31" office:value-type="float" office:value="6.42" calcext:value-type="float">
            <text:p><text:s text:c="3"/>6.42 </text:p>
          </table:table-cell>
          <table:table-cell table:style-name="ce29" office:value-type="float" office:value="28" calcext:value-type="float">
            <text:p><text:s text:c="3"/>28 </text:p>
          </table:table-cell>
          <table:table-cell table:style-name="ce31" office:value-type="float" office:value="0.26" calcext:value-type="float">
            <text:p><text:s text:c="3"/>0.26 </text:p>
          </table:table-cell>
          <table:table-cell table:style-name="ce31" office:value-type="float" office:value="3.05" calcext:value-type="float">
            <text:p><text:s text:c="3"/>3.05 </text:p>
          </table:table-cell>
          <table:table-cell table:style-name="ce18" office:value-type="float" office:value="13" calcext:value-type="float">
            <text:p><text:s text:c="3"/>13 </text:p>
          </table:table-cell>
          <table:table-cell table:style-name="ce31" office:value-type="float" office:value="0.12" calcext:value-type="float">
            <text:p><text:s text:c="3"/>0.12 </text:p>
          </table:table-cell>
          <table:table-cell table:style-name="ce40" office:value-type="float" office:value="1.41" calcext:value-type="float">
            <text:p><text:s text:c="3"/>1.41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371" calcext:value-type="float">
            <text:p><text:s text:c="3"/>371 </text:p>
          </table:table-cell>
          <table:table-cell table:style-name="ce24" office:value-type="float" office:value="36.18" calcext:value-type="float">
            <text:p><text:s text:c="3"/>36.18 </text:p>
          </table:table-cell>
          <table:table-cell table:style-name="ce24" office:value-type="float" office:value="427.21" calcext:value-type="float">
            <text:p><text:s text:c="3"/>427.21 </text:p>
          </table:table-cell>
          <table:table-cell table:style-name="ce28" office:value-type="float" office:value="13" calcext:value-type="float">
            <text:p><text:s text:c="3"/>13 </text:p>
          </table:table-cell>
          <table:table-cell table:style-name="ce24" office:value-type="float" office:value="1.25" calcext:value-type="float">
            <text:p><text:s text:c="3"/>1.25 </text:p>
          </table:table-cell>
          <table:table-cell table:style-name="ce24" office:value-type="float" office:value="14.7" calcext:value-type="float">
            <text:p><text:s text:c="3"/>14.70 </text:p>
          </table:table-cell>
          <table:table-cell table:style-name="ce28" office:value-type="float" office:value="17" calcext:value-type="float">
            <text:p><text:s text:c="3"/>17 </text:p>
          </table:table-cell>
          <table:table-cell table:style-name="ce24" office:value-type="float" office:value="1.63" calcext:value-type="float">
            <text:p><text:s text:c="3"/>1.63 </text:p>
          </table:table-cell>
          <table:table-cell table:style-name="ce24" office:value-type="float" office:value="19.23" calcext:value-type="float">
            <text:p><text:s text:c="3"/>19.23 </text:p>
          </table:table-cell>
          <table:table-cell table:style-name="ce28" office:value-type="float" office:value="4" calcext:value-type="float">
            <text:p><text:s text:c="3"/>4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52" calcext:value-type="float">
            <text:p><text:s text:c="3"/>4.52 </text:p>
          </table:table-cell>
          <table:table-cell table:style-name="ce28" office:value-type="float" office:value="5" calcext:value-type="float">
            <text:p><text:s text:c="3"/>5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66" calcext:value-type="float">
            <text:p><text:s text:c="3"/>5.66 </text:p>
          </table:table-cell>
          <table:table-cell table:style-name="ce18" office:value-type="float" office:value="3" calcext:value-type="float">
            <text:p><text:s text:c="3"/>3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39" office:value-type="float" office:value="3.39" calcext:value-type="float">
            <text:p><text:s text:c="3"/>3.39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1年8月6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2-08-03T17:39:36</dc:date>
    <meta:print-date>2012-07-04T17:37:18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